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color="#ffffff" draw:fill="solid" draw:fill-color="#ffffff" draw:textarea-vertical-align="middle" draw:ole-draw-aspect="1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62cm" svg:height="0.588cm" svg:x="17.764cm" svg:y="2.3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662cm" svg:height="0.588cm" svg:x="17.764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662cm" svg:height="0.588cm" svg:x="17.864cm" svg:y="7.7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67cm" svg:height="0.589cm" svg:x="17.891cm" svg:y="10.1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662cm" svg:height="0.588cm" svg:x="14.462cm" svg:y="2.39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662cm" svg:height="0.588cm" svg:x="14.462cm" svg:y="4.6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662cm" svg:height="0.588cm" svg:x="14.589cm" svg:y="7.73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679cm" svg:height="0.588cm" svg:x="14.689cm" svg:y="10.14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1.28cm" svg:height="0.508cm" svg:x="17.5cm" svg:y="3.0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1.28cm" svg:height="0.508cm" svg:x="17.51cm" svg:y="5.57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1.28cm" svg:height="0.508cm" svg:x="17.637cm" svg:y="8.4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1.28cm" svg:height="0.508cm" svg:x="17.637cm" svg:y="10.77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" draw:text-style-name="P1" draw:layer="layout" svg:x1="17.764cm" svg:y1="2.778cm" svg:x2="15.097cm" svg:y2="2.778cm">
          <text:p/>
        </draw:line>
        <draw:line draw:style-name="gr3" draw:text-style-name="P1" draw:layer="layout" svg:x1="17.764cm" svg:y1="2.905cm" svg:x2="15.097cm" svg:y2="5.064cm">
          <text:p/>
        </draw:line>
        <draw:line draw:style-name="gr3" draw:text-style-name="P1" draw:layer="layout" svg:x1="17.891cm" svg:y1="10.398cm" svg:x2="15.224cm" svg:y2="8.112cm">
          <text:p/>
        </draw:line>
        <draw:line draw:style-name="gr3" draw:text-style-name="P1" draw:layer="layout" svg:x1="17.891cm" svg:y1="8.112cm" svg:x2="15.224cm" svg:y2="10.398cm">
          <text:p/>
        </draw:line>
        <draw:frame draw:style-name="gr1" draw:text-style-name="P1" draw:layer="layout" svg:width="0.662cm" svg:height="0.588cm" svg:x="12.303cm" svg:y="2.4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0.662cm" svg:height="0.588cm" svg:x="12.276cm" svg:y="4.6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0.662cm" svg:height="0.588cm" svg:x="12.303cm" svg:y="2.44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0.662cm" svg:height="0.588cm" svg:x="12.303cm" svg:y="7.73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0.679cm" svg:height="0.588cm" svg:x="12.303cm" svg:y="10.06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3" draw:text-style-name="P1" draw:layer="layout" svg:x1="14.589cm" svg:y1="2.778cm" svg:x2="12.938cm" svg:y2="2.778cm">
          <text:p/>
        </draw:line>
        <draw:line draw:style-name="gr3" draw:text-style-name="P1" draw:layer="layout" svg:x1="14.589cm" svg:y1="4.937cm" svg:x2="12.938cm" svg:y2="4.937cm">
          <text:p/>
        </draw:line>
        <draw:line draw:style-name="gr3" draw:text-style-name="P1" draw:layer="layout" svg:x1="14.589cm" svg:y1="7.985cm" svg:x2="12.938cm" svg:y2="7.985cm">
          <text:p/>
        </draw:line>
        <draw:line draw:style-name="gr3" draw:text-style-name="P1" draw:layer="layout" svg:x1="14.716cm" svg:y1="10.398cm" svg:x2="13.065cm" svg:y2="10.398cm">
          <text:p/>
        </draw:line>
        <draw:frame draw:style-name="gr2" draw:text-style-name="P1" draw:layer="layout" svg:width="1.419cm" svg:height="0.587cm" svg:x="12.049cm" svg:y="3.159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" draw:layer="layout" svg:width="1.419cm" svg:height="0.587cm" svg:x="11.9cm" svg:y="5.44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1.419cm" svg:height="0.587cm" svg:x="11.922cm" svg:y="8.41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436cm" svg:height="0.587cm" svg:x="11.922cm" svg:y="10.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0.662cm" svg:height="0.588cm" svg:x="8.339cm" svg:y="2.3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662cm" svg:height="0.588cm" svg:x="8.339cm" svg:y="4.55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679cm" svg:height="0.588cm" svg:x="8.322cm" svg:y="9.93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662cm" svg:height="0.588cm" svg:x="8.239cm" svg:y="7.52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1" draw:layer="layout" svg:x1="12.43cm" svg:y1="2.778cm" svg:x2="9.001cm" svg:y2="4.81cm">
          <text:p/>
        </draw:line>
        <draw:line draw:style-name="gr3" draw:text-style-name="P1" draw:layer="layout" svg:x1="12.303cm" svg:y1="7.858cm" svg:x2="9.001cm" svg:y2="2.778cm">
          <text:p/>
        </draw:line>
        <draw:line draw:style-name="gr3" draw:text-style-name="P1" draw:layer="layout" svg:x1="12.176cm" svg:y1="7.858cm" svg:x2="9.001cm" svg:y2="7.858cm">
          <text:p/>
        </draw:line>
        <draw:line draw:style-name="gr3" draw:text-style-name="P1" draw:layer="layout" svg:x1="12.303cm" svg:y1="7.985cm" svg:x2="9.001cm" svg:y2="10.398cm">
          <text:p/>
        </draw:line>
        <draw:frame draw:style-name="gr1" draw:text-style-name="P1" draw:layer="layout" svg:width="0.662cm" svg:height="0.588cm" svg:x="6.053cm" svg:y="2.39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0.662cm" svg:height="0.588cm" svg:x="5.953cm" svg:y="4.55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0.662cm" svg:height="0.588cm" svg:x="5.926cm" svg:y="7.47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draw:layer="layout" svg:width="0.679cm" svg:height="0.588cm" svg:x="5.953cm" svg:y="9.8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3" draw:text-style-name="P1" draw:layer="layout" svg:x1="8.239cm" svg:y1="2.778cm" svg:x2="6.588cm" svg:y2="2.778cm">
          <text:p/>
        </draw:line>
        <draw:line draw:style-name="gr3" draw:text-style-name="P1" draw:layer="layout" svg:x1="8.239cm" svg:y1="4.937cm" svg:x2="6.588cm" svg:y2="4.937cm">
          <text:p/>
        </draw:line>
        <draw:line draw:style-name="gr3" draw:text-style-name="P1" draw:layer="layout" svg:x1="8.239cm" svg:y1="7.858cm" svg:x2="6.588cm" svg:y2="7.858cm">
          <text:p/>
        </draw:line>
        <draw:line draw:style-name="gr3" draw:text-style-name="P1" draw:layer="layout" svg:x1="8.239cm" svg:y1="10.271cm" svg:x2="6.588cm" svg:y2="10.271cm">
          <text:p/>
        </draw:line>
        <draw:frame draw:style-name="gr2" draw:text-style-name="P1" draw:layer="layout" svg:width="1.419cm" svg:height="0.587cm" svg:x="5.699cm" svg:y="3.0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1.419cm" svg:height="0.587cm" svg:x="5.55cm" svg:y="5.23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.419cm" svg:height="0.587cm" svg:x="5.572cm" svg:y="8.11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1" draw:layer="layout" svg:width="1.436cm" svg:height="0.587cm" svg:x="5.55cm" svg:y="10.44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0.667cm" svg:height="0.588cm" svg:x="2.27cm" svg:y="2.3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1" draw:layer="layout" svg:width="0.667cm" svg:height="0.588cm" svg:x="2.238cm" svg:y="4.55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1" draw:layer="layout" svg:width="0.667cm" svg:height="0.588cm" svg:x="2.238cm" svg:y="7.47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0.667cm" svg:height="0.588cm" svg:x="2.238cm" svg:y="9.8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3" draw:text-style-name="P1" draw:layer="layout" svg:x1="5.953cm" svg:y1="7.731cm" svg:x2="3.032cm" svg:y2="2.778cm">
          <text:p/>
        </draw:line>
        <draw:line draw:style-name="gr3" draw:text-style-name="P1" draw:layer="layout" svg:x1="5.953cm" svg:y1="2.905cm" svg:x2="3.032cm" svg:y2="4.81cm">
          <text:p/>
        </draw:line>
        <draw:line draw:style-name="gr3" draw:text-style-name="P1" draw:layer="layout" svg:x1="5.826cm" svg:y1="5.064cm" svg:x2="2.778cm" svg:y2="7.477cm">
          <text:p/>
        </draw:line>
        <draw:line draw:style-name="gr3" draw:text-style-name="P1" draw:layer="layout" svg:x1="5.953cm" svg:y1="7.858cm" svg:x2="2.905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55:46.644291000</meta:creation-date>
    <dc:date>2017-03-15T18:15:19.938014447</dc:date>
    <meta:editing-duration>PT3M43S</meta:editing-duration>
    <meta:editing-cycles>1</meta:editing-cycles>
    <meta:generator>LibreOffice/4.3.7.2$Linux_X86_64 LibreOffice_project/43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subsup>
      <mi>X</mi>
      <mn>0</mn>
      <mn>1</mn>
    </msubsup>
    <annotation encoding="StarMath 5.0">X^1_0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n>1</mn>
          <mo stretchy="false">/</mo>
          <mi>K</mi>
        </mrow>
      </mrow>
      <mo fence="true" stretchy="false">)</mo>
    </mrow>
    <annotation encoding="StarMath 5.0">(1/K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n>1</mn>
          <mo stretchy="false">/</mo>
          <mi>K</mi>
        </mrow>
      </mrow>
      <mo fence="true" stretchy="false">)</mo>
    </mrow>
    <annotation encoding="StarMath 5.0">(1/K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n>1</mn>
          <mo stretchy="false">/</mo>
          <mi>K</mi>
        </mrow>
      </mrow>
      <mo fence="true" stretchy="false">)</mo>
    </mrow>
    <annotation encoding="StarMath 5.0">(1/K)</annotation>
  </semantics>
</math>
</file>

<file path=Object 13/content.xml><?xml version="1.0" encoding="utf-8"?>
<math xmlns="http://www.w3.org/1998/Math/MathML" display="block">
  <semantics>
    <msubsup>
      <mi>X</mi>
      <mn>1</mn>
      <mn>1</mn>
    </msubsup>
    <annotation encoding="StarMath 5.0">X^1_1</annotation>
  </semantics>
</math>
</file>

<file path=Object 14/content.xml><?xml version="1.0" encoding="utf-8"?>
<math xmlns="http://www.w3.org/1998/Math/MathML" display="block">
  <semantics>
    <msubsup>
      <mi>X</mi>
      <mn>1</mn>
      <mn>2</mn>
    </msubsup>
    <annotation encoding="StarMath 5.0">X^2_1</annotation>
  </semantics>
</math>
</file>

<file path=Object 15/content.xml><?xml version="1.0" encoding="utf-8"?>
<math xmlns="http://www.w3.org/1998/Math/MathML" display="block">
  <semantics>
    <msubsup>
      <mi>X</mi>
      <mn>1</mn>
      <mn>1</mn>
    </msubsup>
    <annotation encoding="StarMath 5.0">X^1_1</annotation>
  </semantics>
</math>
</file>

<file path=Object 16/content.xml><?xml version="1.0" encoding="utf-8"?>
<math xmlns="http://www.w3.org/1998/Math/MathML" display="block">
  <semantics>
    <msubsup>
      <mi>X</mi>
      <mn>1</mn>
      <mn>3</mn>
    </msubsup>
    <annotation encoding="StarMath 5.0">X^3_1</annotation>
  </semantics>
</math>
</file>

<file path=Object 17/content.xml><?xml version="1.0" encoding="utf-8"?>
<math xmlns="http://www.w3.org/1998/Math/MathML" display="block">
  <semantics>
    <msubsup>
      <mi>X</mi>
      <mn>1</mn>
      <mn>4</mn>
    </msubsup>
    <annotation encoding="StarMath 5.0">X^4_1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subsup>
            <mi>a</mi>
            <mn>1</mn>
            <mn>1</mn>
          </msubsup>
          <mo stretchy="false">/</mo>
          <msub>
            <mi>b</mi>
            <mn>1</mn>
          </msub>
        </mrow>
      </mrow>
      <mo fence="true" stretchy="false">)</mo>
    </mrow>
    <annotation encoding="StarMath 5.0">(a^1_1/b_1)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subsup>
            <mi>a</mi>
            <mn>1</mn>
            <mn>2</mn>
          </msubsup>
          <mo stretchy="false">/</mo>
          <msub>
            <mi>b</mi>
            <mn>1</mn>
          </msub>
        </mrow>
      </mrow>
      <mo fence="true" stretchy="false">)</mo>
    </mrow>
    <annotation encoding="StarMath 5.0">(a^2_1/b_1)</annotation>
  </semantics>
</math>
</file>

<file path=Object 2/content.xml><?xml version="1.0" encoding="utf-8"?>
<math xmlns="http://www.w3.org/1998/Math/MathML" display="block">
  <semantics>
    <msubsup>
      <mi>X</mi>
      <mn>0</mn>
      <mn>2</mn>
    </msubsup>
    <annotation encoding="StarMath 5.0">X^2_0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ubsup>
            <mi>a</mi>
            <mn>1</mn>
            <mn>3</mn>
          </msubsup>
          <mo stretchy="false">/</mo>
          <msub>
            <mi>b</mi>
            <mn>1</mn>
          </msub>
        </mrow>
      </mrow>
      <mo fence="true" stretchy="false">)</mo>
    </mrow>
    <annotation encoding="StarMath 5.0">(a^3_1/b_1)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subsup>
            <mi>a</mi>
            <mn>1</mn>
            <mn>4</mn>
          </msubsup>
          <mo stretchy="false">/</mo>
          <msub>
            <mi>b</mi>
            <mn>1</mn>
          </msub>
        </mrow>
      </mrow>
      <mo fence="true" stretchy="false">)</mo>
    </mrow>
    <annotation encoding="StarMath 5.0">(a^4_1/b_1)</annotation>
  </semantics>
</math>
</file>

<file path=Object 22/content.xml><?xml version="1.0" encoding="utf-8"?>
<math xmlns="http://www.w3.org/1998/Math/MathML" display="block">
  <semantics>
    <msubsup>
      <mi>A</mi>
      <mn>2</mn>
      <mn>1</mn>
    </msubsup>
    <annotation encoding="StarMath 5.0">A^1_2</annotation>
  </semantics>
</math>
</file>

<file path=Object 23/content.xml><?xml version="1.0" encoding="utf-8"?>
<math xmlns="http://www.w3.org/1998/Math/MathML" display="block">
  <semantics>
    <msubsup>
      <mi>A</mi>
      <mn>2</mn>
      <mn>2</mn>
    </msubsup>
    <annotation encoding="StarMath 5.0">A^2_2</annotation>
  </semantics>
</math>
</file>

<file path=Object 24/content.xml><?xml version="1.0" encoding="utf-8"?>
<math xmlns="http://www.w3.org/1998/Math/MathML" display="block">
  <semantics>
    <msubsup>
      <mi>A</mi>
      <mn>2</mn>
      <mn>4</mn>
    </msubsup>
    <annotation encoding="StarMath 5.0">A^4_2</annotation>
  </semantics>
</math>
</file>

<file path=Object 25/content.xml><?xml version="1.0" encoding="utf-8"?>
<math xmlns="http://www.w3.org/1998/Math/MathML" display="block">
  <semantics>
    <msubsup>
      <mi>A</mi>
      <mn>2</mn>
      <mn>3</mn>
    </msubsup>
    <annotation encoding="StarMath 5.0">A^3_2</annotation>
  </semantics>
</math>
</file>

<file path=Object 26/content.xml><?xml version="1.0" encoding="utf-8"?>
<math xmlns="http://www.w3.org/1998/Math/MathML" display="block">
  <semantics>
    <msubsup>
      <mi>X</mi>
      <mn>2</mn>
      <mn>1</mn>
    </msubsup>
    <annotation encoding="StarMath 5.0">X^1_2</annotation>
  </semantics>
</math>
</file>

<file path=Object 27/content.xml><?xml version="1.0" encoding="utf-8"?>
<math xmlns="http://www.w3.org/1998/Math/MathML" display="block">
  <semantics>
    <msubsup>
      <mi>X</mi>
      <mn>2</mn>
      <mn>2</mn>
    </msubsup>
    <annotation encoding="StarMath 5.0">X^2_2</annotation>
  </semantics>
</math>
</file>

<file path=Object 28/content.xml><?xml version="1.0" encoding="utf-8"?>
<math xmlns="http://www.w3.org/1998/Math/MathML" display="block">
  <semantics>
    <msubsup>
      <mi>X</mi>
      <mn>2</mn>
      <mn>3</mn>
    </msubsup>
    <annotation encoding="StarMath 5.0">X^3_2</annotation>
  </semantics>
</math>
</file>

<file path=Object 29/content.xml><?xml version="1.0" encoding="utf-8"?>
<math xmlns="http://www.w3.org/1998/Math/MathML" display="block">
  <semantics>
    <msubsup>
      <mi>X</mi>
      <mn>2</mn>
      <mn>4</mn>
    </msubsup>
    <annotation encoding="StarMath 5.0">X^4_2</annotation>
  </semantics>
</math>
</file>

<file path=Object 3/content.xml><?xml version="1.0" encoding="utf-8"?>
<math xmlns="http://www.w3.org/1998/Math/MathML" display="block">
  <semantics>
    <msubsup>
      <mi>X</mi>
      <mn>0</mn>
      <mn>3</mn>
    </msubsup>
    <annotation encoding="StarMath 5.0">X^3_0</annotation>
  </semantics>
</math>
</file>

<file path=Object 30/content.xml><?xml version="1.0" encoding="utf-8"?>
<math xmlns="http://www.w3.org/1998/Math/MathML" display="block">
  <semantics>
    <mrow>
      <mo fence="true" stretchy="false">(</mo>
      <mrow>
        <mrow>
          <msubsup>
            <mi>a</mi>
            <mn>2</mn>
            <mn>1</mn>
          </msubsup>
          <mo stretchy="false">/</mo>
          <msub>
            <mi>b</mi>
            <mn>2</mn>
          </msub>
        </mrow>
      </mrow>
      <mo fence="true" stretchy="false">)</mo>
    </mrow>
    <annotation encoding="StarMath 5.0">(a^1_2/b_2)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subsup>
            <mi>a</mi>
            <mn>2</mn>
            <mn>2</mn>
          </msubsup>
          <mo stretchy="false">/</mo>
          <msub>
            <mi>b</mi>
            <mn>2</mn>
          </msub>
        </mrow>
      </mrow>
      <mo fence="true" stretchy="false">)</mo>
    </mrow>
    <annotation encoding="StarMath 5.0">(a^2_2/b_2)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subsup>
            <mi>a</mi>
            <mn>2</mn>
            <mn>3</mn>
          </msubsup>
          <mo stretchy="false">/</mo>
          <msub>
            <mi>b</mi>
            <mn>2</mn>
          </msub>
        </mrow>
      </mrow>
      <mo fence="true" stretchy="false">)</mo>
    </mrow>
    <annotation encoding="StarMath 5.0">(a^3_2/b_2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row>
          <msubsup>
            <mi>a</mi>
            <mn>2</mn>
            <mn>4</mn>
          </msubsup>
          <mo stretchy="false">/</mo>
          <msub>
            <mi>b</mi>
            <mn>2</mn>
          </msub>
        </mrow>
      </mrow>
      <mo fence="true" stretchy="false">)</mo>
    </mrow>
    <annotation encoding="StarMath 5.0">(a^4_2/b_2)</annotation>
  </semantics>
</math>
</file>

<file path=Object 34/content.xml><?xml version="1.0" encoding="utf-8"?>
<math xmlns="http://www.w3.org/1998/Math/MathML" display="block">
  <semantics>
    <msubsup>
      <mi>A</mi>
      <mn>3</mn>
      <mn>1</mn>
    </msubsup>
    <annotation encoding="StarMath 5.0">A^1_3</annotation>
  </semantics>
</math>
</file>

<file path=Object 35/content.xml><?xml version="1.0" encoding="utf-8"?>
<math xmlns="http://www.w3.org/1998/Math/MathML" display="block">
  <semantics>
    <msubsup>
      <mi>A</mi>
      <mn>3</mn>
      <mn>2</mn>
    </msubsup>
    <annotation encoding="StarMath 5.0">A^2_3</annotation>
  </semantics>
</math>
</file>

<file path=Object 36/content.xml><?xml version="1.0" encoding="utf-8"?>
<math xmlns="http://www.w3.org/1998/Math/MathML" display="block">
  <semantics>
    <msubsup>
      <mi>A</mi>
      <mn>3</mn>
      <mn>3</mn>
    </msubsup>
    <annotation encoding="StarMath 5.0">A^3_3</annotation>
  </semantics>
</math>
</file>

<file path=Object 37/content.xml><?xml version="1.0" encoding="utf-8"?>
<math xmlns="http://www.w3.org/1998/Math/MathML" display="block">
  <semantics>
    <msubsup>
      <mi>A</mi>
      <mn>3</mn>
      <mn>4</mn>
    </msubsup>
    <annotation encoding="StarMath 5.0">A^4_3</annotation>
  </semantics>
</math>
</file>

<file path=Object 4/content.xml><?xml version="1.0" encoding="utf-8"?>
<math xmlns="http://www.w3.org/1998/Math/MathML" display="block">
  <semantics>
    <msubsup>
      <mi>X</mi>
      <mn>0</mn>
      <mn>4</mn>
    </msubsup>
    <annotation encoding="StarMath 5.0">X^4_0</annotation>
  </semantics>
</math>
</file>

<file path=Object 5/content.xml><?xml version="1.0" encoding="utf-8"?>
<math xmlns="http://www.w3.org/1998/Math/MathML" display="block">
  <semantics>
    <msubsup>
      <mi>A</mi>
      <mn>1</mn>
      <mn>1</mn>
    </msubsup>
    <annotation encoding="StarMath 5.0">A^1_1</annotation>
  </semantics>
</math>
</file>

<file path=Object 6/content.xml><?xml version="1.0" encoding="utf-8"?>
<math xmlns="http://www.w3.org/1998/Math/MathML" display="block">
  <semantics>
    <msubsup>
      <mi>A</mi>
      <mn>1</mn>
      <mn>2</mn>
    </msubsup>
    <annotation encoding="StarMath 5.0">A^2_1</annotation>
  </semantics>
</math>
</file>

<file path=Object 7/content.xml><?xml version="1.0" encoding="utf-8"?>
<math xmlns="http://www.w3.org/1998/Math/MathML" display="block">
  <semantics>
    <msubsup>
      <mi>A</mi>
      <mn>1</mn>
      <mn>3</mn>
    </msubsup>
    <annotation encoding="StarMath 5.0">A^3_1</annotation>
  </semantics>
</math>
</file>

<file path=Object 8/content.xml><?xml version="1.0" encoding="utf-8"?>
<math xmlns="http://www.w3.org/1998/Math/MathML" display="block">
  <semantics>
    <msubsup>
      <mi>A</mi>
      <mn>1</mn>
      <mn>4</mn>
    </msubsup>
    <annotation encoding="StarMath 5.0">A^4_1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n>1</mn>
          <mo stretchy="false">/</mo>
          <mi>K</mi>
        </mrow>
      </mrow>
      <mo fence="true" stretchy="false">)</mo>
    </mrow>
    <annotation encoding="StarMath 5.0">(1/K)</annotation>
  </semantics>
</math>
</file>